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058CC1CBC375FC7F.jpg" manifest:media-type="image/jpeg"/>
  <manifest:file-entry manifest:full-path="Pictures/10000201000000200000002086C980DD4D289F6E.png" manifest:media-type="image/png"/>
  <manifest:file-entry manifest:full-path="Pictures/100002010000002000000020EB1446E362CF514F.png" manifest:media-type="image/png"/>
  <manifest:file-entry manifest:full-path="Pictures/1000020100000020000000209A4B0EE35C5AF9A0.png" manifest:media-type="image/png"/>
  <manifest:file-entry manifest:full-path="Pictures/100000000000002000000020D63149139693D4E7.jpg" manifest:media-type="image/jpeg"/>
  <manifest:file-entry manifest:full-path="Pictures/100002010000002000000020F9B9BFEE70CA74EB.png" manifest:media-type="image/png"/>
  <manifest:file-entry manifest:full-path="Pictures/1000020100000020000000201079BCA74B07D510.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font-size-asian="10pt" style:font-size-complex="10pt" loext:padding="0cm" loext:border="none"/>
    </style:style>
    <style:style style:name="P3" style:family="paragraph" style:parent-style-name="Standard">
      <style:paragraph-properties fo:margin-top="0cm" fo:margin-bottom="0.499cm" loext:contextual-spacing="false"/>
      <style:text-properties fo:font-size="10pt" fo:font-weight="bold" style:font-size-asian="10pt" style:font-size-complex="10pt"/>
    </style:style>
    <style:style style:name="P4" style:family="paragraph" style:parent-style-name="Standard">
      <style:paragraph-properties fo:margin-top="0cm" fo:margin-bottom="0.499cm" loext:contextual-spacing="false"/>
      <style:text-properties fo:font-size="10pt" style:font-size-asian="10pt" style:font-size-complex="10pt"/>
    </style:style>
    <style:style style:name="P5" style:family="paragraph" style:parent-style-name="Preformatted_20_Text">
      <style:paragraph-properties fo:margin-top="0cm" fo:margin-bottom="0.499cm" loext:contextual-spacing="false"/>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style:text-properties fo:font-size="10pt" style:font-size-asian="10pt" style:font-size-complex="10pt"/>
    </style:style>
    <style:style style:name="P9" style:family="paragraph" style:parent-style-name="Text_20_body">
      <style:paragraph-properties fo:margin-top="0cm" fo:margin-bottom="0cm" loext:contextual-spacing="false" style:writing-mode="lr-tb"/>
      <style:text-properties fo:font-size="10pt" style:font-size-asian="10pt" style:font-size-complex="10pt"/>
    </style:style>
    <style:style style:name="P10" style:family="paragraph" style:parent-style-name="Heading_20_2">
      <style:text-properties fo:font-size="10pt" style:font-size-asian="10pt" style:font-size-complex="10pt"/>
    </style:style>
    <style:style style:name="P11" style:family="paragraph" style:parent-style-name="Text_20_body" style:list-style-name="L2"/>
    <style:style style:name="P12" style:family="paragraph" style:parent-style-name="Text_20_body" style:list-style-name="L1">
      <style:paragraph-properties style:writing-mode="lr-tb"/>
    </style:style>
    <style:style style:name="P13" style:family="paragraph" style:parent-style-name="Text_20_body" style:list-style-name="L3">
      <style:paragraph-properties style:writing-mode="lr-tb"/>
    </style:style>
    <style:style style:name="P14" style:family="paragraph" style:parent-style-name="Text_20_body" style:list-style-name="L4">
      <style:paragraph-properties style:writing-mode="lr-tb"/>
    </style:style>
    <style:style style:name="P15" style:family="paragraph" style:parent-style-name="Text_20_body" style:list-style-name="L5">
      <style:paragraph-properties style:writing-mode="lr-tb"/>
    </style:style>
    <style:style style:name="P16" style:family="paragraph" style:parent-style-name="Text_20_body" style:list-style-name="L6">
      <style:paragraph-properties style:writing-mode="lr-tb"/>
    </style:style>
    <style:style style:name="P17" style:family="paragraph" style:parent-style-name="Text_20_body" style:list-style-name="L7">
      <style:paragraph-properties style:writing-mode="lr-tb"/>
    </style:style>
    <style:style style:name="P18" style:family="paragraph" style:parent-style-name="Text_20_body" style:list-style-name="L2">
      <style:paragraph-properties fo:margin-top="0cm" fo:margin-bottom="0cm" loext:contextual-spacing="false"/>
      <style:text-properties fo:font-size="10pt" style:font-size-asian="10pt" style:font-size-complex="10pt"/>
    </style:style>
    <style:style style:name="P19" style:family="paragraph" style:parent-style-name="Text_20_body" style:list-style-name="L3">
      <style:paragraph-properties fo:margin-top="0cm" fo:margin-bottom="0cm" loext:contextual-spacing="false"/>
      <style:text-properties fo:font-size="10pt" style:font-size-asian="10pt" style:font-size-complex="10pt"/>
    </style:style>
    <style:style style:name="P20" style:family="paragraph" style:parent-style-name="Text_20_body" style:list-style-name="L4">
      <style:paragraph-properties fo:margin-top="0cm" fo:margin-bottom="0cm" loext:contextual-spacing="false"/>
      <style:text-properties fo:font-size="10pt" style:font-size-asian="10pt" style:font-size-complex="10pt"/>
    </style:style>
    <style:style style:name="P21" style:family="paragraph" style:parent-style-name="Text_20_body" style:list-style-name="L7">
      <style:paragraph-properties fo:margin-top="0cm" fo:margin-bottom="0cm" loext:contextual-spacing="false"/>
      <style:text-properties fo:font-size="10pt" style:font-size-asian="10pt" style:font-size-complex="10pt"/>
    </style:style>
    <style:style style:name="P22" style:family="paragraph" style:parent-style-name="Text_20_body" style:list-style-name="L3">
      <style:paragraph-properties fo:margin-top="0cm" fo:margin-bottom="0cm" loext:contextual-spacing="false" style:writing-mode="lr-tb"/>
    </style:style>
    <style:style style:name="P23" style:family="paragraph" style:parent-style-name="Text_20_body" style:list-style-name="L4">
      <style:paragraph-properties fo:margin-top="0cm" fo:margin-bottom="0cm" loext:contextual-spacing="false" style:writing-mode="lr-tb"/>
    </style:style>
    <style:style style:name="P24" style:family="paragraph" style:parent-style-name="Text_20_body" style:list-style-name="L7">
      <style:paragraph-properties fo:margin-top="0cm" fo:margin-bottom="0cm" loext:contextual-spacing="false" style:writing-mode="lr-tb"/>
    </style:style>
    <style:style style:name="T1" style:family="text">
      <style:text-properties fo:font-size="10pt" style:font-size-asian="10pt" style:font-size-complex="10pt"/>
    </style:style>
    <style:style style:name="T2" style:family="text">
      <style:text-properties fo:font-size="10pt" fo:font-style="italic" style:font-size-asian="10pt" style:font-size-complex="10pt"/>
    </style:style>
    <style:style style:name="T3" style:family="text">
      <style:text-properties fo:font-size="10pt" fo:font-weight="bold"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stackoverflow.com/questions/28429819/rejected-master-master-fetch-first" text:style-name="Internet_20_link" text:visited-style-name="Visited_20_Internet_20_Link">https://stackoverflow.com/questions/28429819/rejected-master-master-fetch-first</text:a></text:p>
      <text:p text:style-name="Standard"/>
      <text:p text:style-name="Standard"/>
      <text:h text:style-name="Heading_20_1" text:outline-level="1"><text:a xlink:type="simple" xlink:href="https://stackoverflow.com/questions/28429819/rejected-master-master-fetch-first" text:style-name="Internet_20_link" text:visited-style-name="Visited_20_Internet_20_Link"><text:span text:style-name="T1">! [rejected] master -&gt; master (fetch first)</text:span></text:a></text:h>
      <text:section text:style-name="Sect1" text:name="question-header">
        <text:p text:style-name="P7"><text:a xlink:type="simple" xlink:href="https://stackoverflow.com/questions/ask" text:style-name="Internet_20_link" text:visited-style-name="Visited_20_Internet_20_Link"><text:span text:style-name="T1">Ask Question</text:span></text:a><text:span text:style-name="T1"> </text:span></text:p>
      </text:section>
      <text:section text:style-name="Sect1" text:name="mainbar">
        <text:p text:style-name="P1"/>
        <text:section text:style-name="Sect1" text:name="question">
          <text:p text:style-name="Standard"><text:span text:style-name="T1">up vote 49 down vote </text:span><text:a xlink:type="simple" xlink:href="https://stackoverflow.com/questions/28429819/rejected-master-master-fetch-first#" text:style-name="Internet_20_link" text:visited-style-name="Visited_20_Internet_20_Link"><text:span text:style-name="T1">favorite</text:span></text:a><text:span text:style-name="T1"> </text:span></text:p>
          <text:p text:style-name="P3">31</text:p>
          <text:p text:style-name="Text_20_body"><text:span text:style-name="T1">Is there a good way to explain how to resolve "</text:span><text:span text:style-name="Source_20_Text"><text:span text:style-name="T1">! [rejected] master -&gt; master (fetch first)'</text:span></text:span><text:span text:style-name="T1">" in Git?</text:span></text:p>
          <text:p text:style-name="Text_20_body"><text:span text:style-name="T1">When I use this command </text:span><text:span text:style-name="Source_20_Text"><text:span text:style-name="T1">$ git push origin master</text:span></text:span><text:span text:style-name="T1"> it display an error message.</text:span></text:p>
          <text:p text:style-name="Preformatted_20_Text"><text:span text:style-name="Source_20_Text"><text:span text:style-name="T1">! [rejected] <text:s text:c="7"/>master -&gt; master (fetch first)</text:span></text:span></text:p>
          <text:p text:style-name="P5"><text:span text:style-name="Source_20_Text"><text:span text:style-name="T1">error: failed to push some refs to 'git@github.com:zapnaa/abcappp.git'</text:span></text:span></text:p>
          <text:p text:style-name="P7"><text:a xlink:type="simple" xlink:href="https://stackoverflow.com/questions/tagged/git" text:style-name="Internet_20_link" text:visited-style-name="Visited_20_Internet_20_Link"><text:span text:style-name="T1">git</text:span></text:a><text:span text:style-name="T1"> </text:span><text:a xlink:type="simple" xlink:href="https://stackoverflow.com/questions/tagged/github" text:style-name="Internet_20_link" text:visited-style-name="Visited_20_Internet_20_Link"><text:span text:style-name="T1">github</text:span></text:a><text:span text:style-name="T1"> </text:span><text:a xlink:type="simple" xlink:href="https://stackoverflow.com/questions/tagged/git-push" text:style-name="Internet_20_link" text:visited-style-name="Visited_20_Internet_20_Link"><text:span text:style-name="T1">git-push</text:span></text:a><text:span text:style-name="T1"> </text:span></text:p>
          <text:p text:style-name="P7"><text:bookmark text:name="link-post-28429819"/><text:a xlink:type="simple" xlink:href="https://stackoverflow.com/q/28429819" text:style-name="Internet_20_link" text:visited-style-name="Visited_20_Internet_20_Link"><text:span text:style-name="T1">share</text:span></text:a><text:a xlink:type="simple" xlink:href="https://stackoverflow.com/posts/28429819/edit" text:style-name="Internet_20_link" text:visited-style-name="Visited_20_Internet_20_Link"><text:span text:style-name="T1">improve this question</text:span></text:a></text:p>
          <text:p text:style-name="P8">asked Feb 10 '15 at 10:51 </text:p>
          <text:p text:style-name="P8"><draw:a xlink:type="simple" xlink:href="https://stackoverflow.com/users/1103302/symfony"><draw:frame draw:style-name="fr1" draw:name="Image1" text:anchor-type="as-char" svg:width="0.9cm" svg:height="0.9cm" draw:z-index="0"><draw:image xlink:href="Pictures/10000201000000200000002086C980DD4D289F6E.png" xlink:type="simple" xlink:show="embed" xlink:actuate="onLoad" loext:mime-type="image/png"/></draw:frame></draw:a></text:p>
          <text:p text:style-name="P7"><text:a xlink:type="simple" xlink:href="https://stackoverflow.com/users/1103302/symfony" text:style-name="Internet_20_link" text:visited-style-name="Visited_20_Internet_20_Link"><text:span text:style-name="T1">Symfony</text:span></text:a><text:span text:style-name="T1"> </text:span></text:p>
          <text:p text:style-name="P9">58941429 </text:p>
          <text:section text:style-name="Sect1" text:name="comments-28429819">
            <text:list xml:id="list4023158226" text:style-name="L1">
              <text:list-item>
                <text:p text:style-name="P12"><text:bookmark text:name="comment-82046639"/><text:span text:style-name="T1">Same problem :D – </text:span><text:a xlink:type="simple" xlink:href="https://stackoverflow.com/users/8268644/core114" text:style-name="Internet_20_link" text:visited-style-name="Visited_20_Internet_20_Link"><text:span text:style-name="T1">core114</text:span></text:a><text:span text:style-name="T1"> </text:span><text:a xlink:type="simple" xlink:href="https://stackoverflow.com/questions/28429819/rejected-master-master-fetch-first#comment82046639_28429819" text:style-name="Internet_20_link" text:visited-style-name="Visited_20_Internet_20_Link"><text:span text:style-name="T1">Nov 29 '17 at 4:07</text:span></text:a><text:span text:style-name="T1"> </text:span></text:p>
              </text:list-item>
            </text:list>
          </text:section>
          <text:section text:style-name="Sect1" text:name="comments-link-28429819">
            <text:p text:style-name="P8">add a comment </text:p>
          </text:section>
        </text:section>
        <text:section text:style-name="Sect1" text:name="answers">
          <text:p text:style-name="P1"><text:bookmark text:name="tab-top"/></text:p>
          <text:section text:style-name="Sect1" text:name="answers-header">
            <text:h text:style-name="P10" text:outline-level="2">8 Answers </text:h>
            <text:section text:style-name="Sect1" text:name="tabs">
              <text:p text:style-name="Text_20_body"><text:a xlink:type="simple" xlink:href="https://stackoverflow.com/questions/28429819/rejected-master-master-fetch-first?answertab=active#tab-top" text:style-name="Internet_20_link" text:visited-style-name="Visited_20_Internet_20_Link"><text:span text:style-name="T1">active</text:span></text:a><text:span text:style-name="T1"> </text:span><text:a xlink:type="simple" xlink:href="https://stackoverflow.com/questions/28429819/rejected-master-master-fetch-first?answertab=oldest#tab-top" text:style-name="Internet_20_link" text:visited-style-name="Visited_20_Internet_20_Link"><text:span text:style-name="T1">oldest</text:span></text:a><text:span text:style-name="T1"> </text:span><text:a xlink:type="simple" xlink:href="https://stackoverflow.com/questions/28429819/rejected-master-master-fetch-first?answertab=votes#tab-top" text:style-name="Internet_20_link" text:visited-style-name="Visited_20_Internet_20_Link"><text:span text:style-name="T1">votes</text:span></text:a><text:span text:style-name="T1"> </text:span></text:p>
            </text:section>
          </text:section>
          <text:section text:style-name="Sect1" text:name="answer-28429887">
            <text:p text:style-name="P4">up vote 65 down vote accepted </text:p>
            <text:p text:style-name="P6">The answer is there, git is telling you to fetch first.</text:p>
            <text:p text:style-name="P6">Probably somebody else has pushed to master already, and your commit is behind. Therefore you have to fetch, merge the changeset, and then you'll be able to push again.</text:p>
            <text:p text:style-name="Text_20_body"><text:span text:style-name="T1">If you don't (or even worse, if you force it by using the </text:span><text:span text:style-name="Source_20_Text"><text:span text:style-name="T1">--force</text:span></text:span><text:span text:style-name="T1"> option), you can mess up the commit history.</text:span></text:p>
            <text:p text:style-name="Text_20_body"><text:span text:style-name="T1">EDIT: I get into more detail about the last point, since a guy here just gave the Very Bad Advice of using the </text:span><text:span text:style-name="Source_20_Text"><text:span text:style-name="T1">--force</text:span></text:span><text:span text:style-name="T1"> option.</text:span></text:p>
            <text:p text:style-name="P6">As git is a DVCS, ideally many other developers are working on the same project as you, using the same repository (or a fork of it). If you overwrite forcefully with your changeset, your repository will mismatch other people's, because "you rewrote history". You will make other people unhappy and the repository will suffer. Probably a kitten in the world will cry, too.</text:p>
            <text:p text:style-name="P6">TL;DR</text:p>
            <text:list xml:id="list1922243858" text:style-name="L2">
              <text:list-item>
                <text:p text:style-name="P18">If you want to solve, fetch first (and then merge). </text:p>
              </text:list-item>
              <text:list-item>
                <text:p text:style-name="P11"><text:span text:style-name="T1">If you want to hack, use the </text:span><text:span text:style-name="Source_20_Text"><text:span text:style-name="T1">--force</text:span></text:span><text:span text:style-name="T1"> option. </text:span></text:p>
              </text:list-item>
            </text:list>
            <text:p text:style-name="P6">You asked for the former, though. Go for 1) always, even if you will always use git by yourself, because it is a good practice.</text:p>
            <text:p text:style-name="P7"><text:bookmark text:name="link-post-28429887"/><text:soft-page-break/><text:a xlink:type="simple" xlink:href="https://stackoverflow.com/a/28429887" text:style-name="Internet_20_link" text:visited-style-name="Visited_20_Internet_20_Link"><text:span text:style-name="T1">share</text:span></text:a><text:a xlink:type="simple" xlink:href="https://stackoverflow.com/posts/28429887/edit" text:style-name="Internet_20_link" text:visited-style-name="Visited_20_Internet_20_Link"><text:span text:style-name="T1">improve this answer</text:span></text:a></text:p>
            <text:p text:style-name="P7"><text:a xlink:type="simple" xlink:href="https://stackoverflow.com/posts/28429887/revisions" text:style-name="Internet_20_link" text:visited-style-name="Visited_20_Internet_20_Link"><text:span text:style-name="T1">edited Sep 17 '17 at 12:16</text:span></text:a><text:span text:style-name="T1"> </text:span></text:p>
            <text:p text:style-name="P8">answered Feb 10 '15 at 10:55 </text:p>
            <text:p text:style-name="P8"><draw:a xlink:type="simple" xlink:href="https://stackoverflow.com/users/1892660/linuxbandit"><draw:frame draw:style-name="fr1" draw:name="Image2" text:anchor-type="as-char" svg:width="0.9cm" svg:height="0.9cm" draw:z-index="1"><draw:image xlink:href="Pictures/100000000000002000000020058CC1CBC375FC7F.jpg" xlink:type="simple" xlink:show="embed" xlink:actuate="onLoad" loext:mime-type="image/jpeg"/></draw:frame></draw:a></text:p>
            <text:p text:style-name="P7"><text:a xlink:type="simple" xlink:href="https://stackoverflow.com/users/1892660/linuxbandit" text:style-name="Internet_20_link" text:visited-style-name="Visited_20_Internet_20_Link"><text:span text:style-name="T1">linuxbandit</text:span></text:a><text:span text:style-name="T1"> </text:span></text:p>
            <text:p text:style-name="P9">869813 </text:p>
            <text:section text:style-name="Sect1" text:name="comments-28429887">
              <text:list xml:id="list4119430258" text:style-name="L3">
                <text:list-item>
                  <text:p text:style-name="P19"><text:bookmark text:name="comment-77842241"/>1 </text:p>
                  <text:p text:style-name="P22"><text:span text:style-name="T1">Can't fetching delete important changes in local files? – </text:span><text:a xlink:type="simple" xlink:href="https://stackoverflow.com/users/5232558/leonardo-castro" text:style-name="Internet_20_link" text:visited-style-name="Visited_20_Internet_20_Link"><text:span text:style-name="T1">Leonardo Castro</text:span></text:a><text:span text:style-name="T1"> </text:span><text:a xlink:type="simple" xlink:href="https://stackoverflow.com/questions/28429819/rejected-master-master-fetch-first#comment77842241_28429887" text:style-name="Internet_20_link" text:visited-style-name="Visited_20_Internet_20_Link"><text:span text:style-name="T1">Aug 1 '17 at 14:25</text:span></text:a><text:span text:style-name="T1"> </text:span></text:p>
                </text:list-item>
                <text:list-item>
                  <text:p text:style-name="P19"><text:bookmark text:name="comment-78428389"/>1 </text:p>
                  <text:p text:style-name="P22"><text:span text:style-name="T1">It doesn't change after a fetch – </text:span><text:a xlink:type="simple" xlink:href="https://stackoverflow.com/users/2003898/dhein" text:style-name="Internet_20_link" text:visited-style-name="Visited_20_Internet_20_Link"><text:span text:style-name="T1">dhein</text:span></text:a><text:span text:style-name="T1"> </text:span><text:a xlink:type="simple" xlink:href="https://stackoverflow.com/questions/28429819/rejected-master-master-fetch-first#comment78428389_28429887" text:style-name="Internet_20_link" text:visited-style-name="Visited_20_Internet_20_Link"><text:span text:style-name="T1">Aug 17 '17 at 12:41</text:span></text:a><text:span text:style-name="T1"> </text:span></text:p>
                </text:list-item>
                <text:list-item>
                  <text:p text:style-name="P13"><text:bookmark text:name="comment-79490721"/><text:span text:style-name="T1">@dhein as I wrote, the fetch must be followed by a merge - the point is that you have to "align" the local tree with the remote tree (hence with the merge) --but thanks, I wrote it in the TL;DR too – </text:span><text:a xlink:type="simple" xlink:href="https://stackoverflow.com/users/1892660/linuxbandit" text:style-name="Internet_20_link" text:visited-style-name="Visited_20_Internet_20_Link"><text:span text:style-name="T1">linuxbandit</text:span></text:a><text:span text:style-name="T1"> </text:span><text:a xlink:type="simple" xlink:href="https://stackoverflow.com/questions/28429819/rejected-master-master-fetch-first#comment79490721_28429887" text:style-name="Internet_20_link" text:visited-style-name="Visited_20_Internet_20_Link"><text:span text:style-name="T1">Sep 17 '17 at 12:12</text:span></text:a><text:span text:style-name="T1"> </text:span></text:p>
                </text:list-item>
              </text:list>
            </text:section>
            <text:section text:style-name="Sect1" text:name="comments-link-28429887">
              <text:p text:style-name="P8">add a comment </text:p>
            </text:section>
          </text:section>
          <text:section text:style-name="Sect1" text:name="dfp-mlb">
            <text:p text:style-name="P1"/>
            <text:section text:style-name="Sect1" text:name="google_ads_iframe_/248424177/stackoverflow.com/mlb/question-pages_0__container__">
              <text:p text:style-name="P2"><draw:frame draw:style-name="fr2" draw:name="Object1" text:anchor-type="as-char" svg:width="19.262cm" svg:height="2.381cm" draw:z-index="2"><draw:floating-frame xlink:href="/tmp/lu1693ntv2uc.tmp/0.odt/content.xml" xlink:type="simple" xlink:show="embed" xlink:actuate="onLoad" draw:frame-name="google_ads_iframe_/248424177/stackoverflow.com/mlb/question-pages_0"/></draw:frame></text:p>
            </text:section>
          </text:section>
          <text:section text:style-name="Sect1" text:name="answer-40711218">
            <text:p text:style-name="P4">up vote 26 down vote </text:p>
            <text:p text:style-name="P6">try: </text:p>
            <text:p text:style-name="Preformatted_20_Text"><text:span text:style-name="Source_20_Text"><text:span text:style-name="T1">git fetch origin master</text:span></text:span></text:p>
            <text:p text:style-name="P5"><text:span text:style-name="Source_20_Text"><text:span text:style-name="T1">git merge origin master</text:span></text:span></text:p>
            <text:p text:style-name="P6">After to wrote this code I received other error: (non-fast-forward)</text:p>
            <text:p text:style-name="P6">I write this code:</text:p>
            <text:p text:style-name="Preformatted_20_Text"><text:span text:style-name="Source_20_Text"><text:span text:style-name="T1">git fetch origin master:tmp</text:span></text:span></text:p>
            <text:p text:style-name="Preformatted_20_Text"><text:span text:style-name="Source_20_Text"><text:span text:style-name="T1">git rebase tmp</text:span></text:span></text:p>
            <text:p text:style-name="Preformatted_20_Text"><text:span text:style-name="Source_20_Text"><text:span text:style-name="T1">git push origin HEAD:master</text:span></text:span></text:p>
            <text:p text:style-name="P5"><text:span text:style-name="Source_20_Text"><text:span text:style-name="T1">git branch -D tmp</text:span></text:span></text:p>
            <text:p text:style-name="P6">And resolved my problem</text:p>
            <text:p text:style-name="P7"><text:bookmark text:name="link-post-40711218"/><text:a xlink:type="simple" xlink:href="https://stackoverflow.com/a/40711218" text:style-name="Internet_20_link" text:visited-style-name="Visited_20_Internet_20_Link"><text:span text:style-name="T1">share</text:span></text:a><text:a xlink:type="simple" xlink:href="https://stackoverflow.com/posts/40711218/edit" text:style-name="Internet_20_link" text:visited-style-name="Visited_20_Internet_20_Link"><text:span text:style-name="T1">improve this answer</text:span></text:a></text:p>
            <text:p text:style-name="P8">answered Nov 21 '16 at 0:41 </text:p>
            <text:p text:style-name="P8"><draw:a xlink:type="simple" xlink:href="https://stackoverflow.com/users/7187063/aurelio-a"><draw:frame draw:style-name="fr1" draw:name="Image3" text:anchor-type="as-char" svg:width="0.9cm" svg:height="0.9cm" draw:z-index="3"><draw:image xlink:href="Pictures/1000020100000020000000209A4B0EE35C5AF9A0.png" xlink:type="simple" xlink:show="embed" xlink:actuate="onLoad" loext:mime-type="image/png"/></draw:frame></draw:a></text:p>
            <text:p text:style-name="P7"><text:a xlink:type="simple" xlink:href="https://stackoverflow.com/users/7187063/aurelio-a" text:style-name="Internet_20_link" text:visited-style-name="Visited_20_Internet_20_Link"><text:span text:style-name="T1">Aurelio A</text:span></text:a><text:span text:style-name="T1"> </text:span></text:p>
            <text:p text:style-name="P9">43943 </text:p>
            <text:section text:style-name="Sect1" text:name="comments-40711218">
              <text:list xml:id="list381300106" text:style-name="L4">
                <text:list-item>
                  <text:p text:style-name="P23"><text:bookmark text:name="comment-70351390"/><text:span text:style-name="T1">Same for me. That solved my problem. There are a couple of warnings. I messed up with a sub repository, but solved it with this: </text:span><text:a xlink:type="simple" xlink:href="http://stackoverflow.com/questions/19584255/what-does-a-grey-icon-in-remote-github-mean" text:style-name="Internet_20_link" text:visited-style-name="Visited_20_Internet_20_Link"><text:span text:style-name="T1">stackoverflow.com/questions/19584255/…</text:span></text:a><text:span text:style-name="T1"> – </text:span><text:a xlink:type="simple" xlink:href="https://stackoverflow.com/users/4224718/m-beausoleil" text:style-name="Internet_20_link" text:visited-style-name="Visited_20_Internet_20_Link"><text:span text:style-name="T1">M. Beausoleil</text:span></text:a><text:span text:style-name="T1"> </text:span><text:a xlink:type="simple" xlink:href="https://stackoverflow.com/questions/28429819/rejected-master-master-fetch-first#comment70351390_40711218" text:style-name="Internet_20_link" text:visited-style-name="Visited_20_Internet_20_Link"><text:span text:style-name="T1">Jan 10 '17 at 16:17</text:span></text:a><text:span text:style-name="T1"> </text:span></text:p>
                </text:list-item>
                <text:list-item>
                  <text:p text:style-name="P23"><text:bookmark text:name="comment-82046623"/><text:span text:style-name="T1">Thanks It's working for me – </text:span><text:a xlink:type="simple" xlink:href="https://stackoverflow.com/users/8268644/core114" text:style-name="Internet_20_link" text:visited-style-name="Visited_20_Internet_20_Link"><text:span text:style-name="T1">core114</text:span></text:a><text:span text:style-name="T1"> </text:span><text:a xlink:type="simple" xlink:href="https://stackoverflow.com/questions/28429819/rejected-master-master-fetch-first#comment82046623_40711218" text:style-name="Internet_20_link" text:visited-style-name="Visited_20_Internet_20_Link"><text:span text:style-name="T1">Nov 29 '17 at 4:06</text:span></text:a><text:span text:style-name="T1"> </text:span></text:p>
                </text:list-item>
                <text:list-item>
                  <text:p text:style-name="P20"><text:bookmark text:name="comment-90131839"/>1 </text:p>
                  <text:p text:style-name="P23"><text:span text:style-name="T1">@Aurelio A Your merge command is incorrect, it should be </text:span><text:span text:style-name="Source_20_Text"><text:span text:style-name="T1">git merge master</text:span></text:span><text:span text:style-name="T1">. – </text:span><text:a xlink:type="simple" xlink:href="https://stackoverflow.com/users/3175487/mike" text:style-name="Internet_20_link" text:visited-style-name="Visited_20_Internet_20_Link"><text:span text:style-name="T1">mike</text:span></text:a><text:span text:style-name="T1"> </text:span><text:a xlink:type="simple" xlink:href="https://stackoverflow.com/questions/28429819/rejected-master-master-fetch-first#comment90131839_40711218" text:style-name="Internet_20_link" text:visited-style-name="Visited_20_Internet_20_Link"><text:span text:style-name="T1">Jul 29 at 18:21</text:span></text:a><text:span text:style-name="T1"> </text:span></text:p>
                </text:list-item>
                <text:list-item>
                  <text:p text:style-name="P14"><text:bookmark text:name="comment-92138219"/><text:span text:style-name="T1">this work for me – </text:span><text:a xlink:type="simple" xlink:href="https://stackoverflow.com/users/2239022/matinict" text:style-name="Internet_20_link" text:visited-style-name="Visited_20_Internet_20_Link"><text:span text:style-name="T1">matinict</text:span></text:a><text:span text:style-name="T1"> </text:span><text:a xlink:type="simple" xlink:href="https://stackoverflow.com/questions/28429819/rejected-master-master-fetch-first#comment92138219_40711218" text:style-name="Internet_20_link" text:visited-style-name="Visited_20_Internet_20_Link"><text:span text:style-name="T1">Oct 2 at 4:28</text:span></text:a><text:span text:style-name="T1"> </text:span></text:p>
                </text:list-item>
              </text:list>
            </text:section>
            <text:section text:style-name="Sect1" text:name="comments-link-40711218">
              <text:p text:style-name="P8">add a comment </text:p>
            </text:section>
          </text:section>
          <text:section text:style-name="Sect1" text:name="answer-33679274">
            <text:p text:style-name="P4">up vote 17 down vote </text:p>
            <text:p text:style-name="Text_20_body"><text:soft-page-break/><text:span text:style-name="T1">You should use </text:span><text:span text:style-name="Source_20_Text"><text:span text:style-name="T1">git pull</text:span></text:span><text:span text:style-name="T1">, that´s command do a </text:span><text:span text:style-name="Source_20_Text"><text:span text:style-name="T1">git fetch</text:span></text:span><text:span text:style-name="T1"> and next do the </text:span><text:span text:style-name="Source_20_Text"><text:span text:style-name="T1">git merge</text:span></text:span><text:span text:style-name="T1">.</text:span></text:p>
            <text:p text:style-name="Text_20_body"><text:span text:style-name="T1">If you use a </text:span><text:span text:style-name="Source_20_Text"><text:span text:style-name="T1">git push origin master --force</text:span></text:span><text:span text:style-name="T1"> command, you may have problems in the future.</text:span></text:p>
            <text:p text:style-name="P7"><text:bookmark text:name="link-post-33679274"/><text:a xlink:type="simple" xlink:href="https://stackoverflow.com/a/33679274" text:style-name="Internet_20_link" text:visited-style-name="Visited_20_Internet_20_Link"><text:span text:style-name="T1">share</text:span></text:a><text:a xlink:type="simple" xlink:href="https://stackoverflow.com/posts/33679274/edit" text:style-name="Internet_20_link" text:visited-style-name="Visited_20_Internet_20_Link"><text:span text:style-name="T1">improve this answer</text:span></text:a></text:p>
            <text:p text:style-name="P8">answered Nov 12 '15 at 19:05 </text:p>
            <text:p text:style-name="P8"><draw:a xlink:type="simple" xlink:href="https://stackoverflow.com/users/4272066/unai-sainz-de-la-maza"><draw:frame draw:style-name="fr1" draw:name="Image4" text:anchor-type="as-char" svg:width="0.9cm" svg:height="0.9cm" draw:z-index="4"><draw:image xlink:href="Pictures/100000000000002000000020D63149139693D4E7.jpg" xlink:type="simple" xlink:show="embed" xlink:actuate="onLoad" loext:mime-type="image/jpeg"/></draw:frame></draw:a></text:p>
            <text:p text:style-name="P7"><text:a xlink:type="simple" xlink:href="https://stackoverflow.com/users/4272066/unai-sainz-de-la-maza" text:style-name="Internet_20_link" text:visited-style-name="Visited_20_Internet_20_Link"><text:span text:style-name="T1">Unai Sainz de la Maza</text:span></text:a><text:span text:style-name="T1"> </text:span></text:p>
            <text:p text:style-name="P9">685711 </text:p>
            <text:section text:style-name="Sect1" text:name="comments-33679274">
              <text:list xml:id="list449931060" text:style-name="L5">
                <text:list-item>
                  <text:p text:style-name="P15"><text:bookmark text:name="comment-80632440"/><text:span text:style-name="T1">Is it correct that you should only use --force if you're the only one on the project and you're getting frustrated trying to do your first push? – </text:span><text:a xlink:type="simple" xlink:href="https://stackoverflow.com/users/921587/chrips" text:style-name="Internet_20_link" text:visited-style-name="Visited_20_Internet_20_Link"><text:span text:style-name="T1">Chrips</text:span></text:a><text:span text:style-name="T1"> </text:span><text:a xlink:type="simple" xlink:href="https://stackoverflow.com/questions/28429819/rejected-master-master-fetch-first#comment80632440_33679274" text:style-name="Internet_20_link" text:visited-style-name="Visited_20_Internet_20_Link"><text:span text:style-name="T1">Oct 20 '17 at 4:29</text:span></text:a><text:span text:style-name="T1"> </text:span></text:p>
                </text:list-item>
              </text:list>
            </text:section>
            <text:section text:style-name="Sect1" text:name="comments-link-33679274">
              <text:p text:style-name="P8">add a comment </text:p>
            </text:section>
          </text:section>
          <text:section text:style-name="Sect1" text:name="answer-39669406">
            <text:p text:style-name="P4">up vote 8 down vote </text:p>
            <text:p text:style-name="P6">pull is always the right approach but one exception could be when you are trying to convert a none-Git file system to a Github repository. There you would have to force the first commit in.</text:p>
            <text:p text:style-name="Preformatted_20_Text"><text:span text:style-name="Source_20_Text"><text:span text:style-name="T1">git init</text:span></text:span></text:p>
            <text:p text:style-name="Preformatted_20_Text"><text:span text:style-name="Source_20_Text"><text:span text:style-name="T1">git add README.md</text:span></text:span></text:p>
            <text:p text:style-name="Preformatted_20_Text"><text:span text:style-name="Source_20_Text"><text:span text:style-name="T1">git add .</text:span></text:span></text:p>
            <text:p text:style-name="Preformatted_20_Text"><text:span text:style-name="Source_20_Text"><text:span text:style-name="T1">git commit -m "first commit"</text:span></text:span></text:p>
            <text:p text:style-name="Preformatted_20_Text"><text:span text:style-name="Source_20_Text"><text:span text:style-name="T1">git remote add origin https://github.com/userName/repoName.git</text:span></text:span></text:p>
            <text:p text:style-name="P5"><text:span text:style-name="Source_20_Text"><text:span text:style-name="T1">git push --force origin master</text:span></text:span></text:p>
            <text:p text:style-name="P7"><text:bookmark text:name="link-post-39669406"/><text:a xlink:type="simple" xlink:href="https://stackoverflow.com/a/39669406" text:style-name="Internet_20_link" text:visited-style-name="Visited_20_Internet_20_Link"><text:span text:style-name="T1">share</text:span></text:a><text:a xlink:type="simple" xlink:href="https://stackoverflow.com/posts/39669406/edit" text:style-name="Internet_20_link" text:visited-style-name="Visited_20_Internet_20_Link"><text:span text:style-name="T1">improve this answer</text:span></text:a></text:p>
            <text:p text:style-name="P8">answered Sep 23 '16 at 20:55 </text:p>
            <text:p text:style-name="P8"><draw:a xlink:type="simple" xlink:href="https://stackoverflow.com/users/1852366/j-d"><draw:frame draw:style-name="fr1" draw:name="Image5" text:anchor-type="as-char" svg:width="0.9cm" svg:height="0.9cm" draw:z-index="5"><draw:image xlink:href="Pictures/100002010000002000000020F9B9BFEE70CA74EB.png" xlink:type="simple" xlink:show="embed" xlink:actuate="onLoad" loext:mime-type="image/png"/></draw:frame></draw:a></text:p>
            <text:p text:style-name="P7"><text:a xlink:type="simple" xlink:href="https://stackoverflow.com/users/1852366/j-d" text:style-name="Internet_20_link" text:visited-style-name="Visited_20_Internet_20_Link"><text:span text:style-name="T1">J D</text:span></text:a><text:span text:style-name="T1"> </text:span></text:p>
            <text:p text:style-name="P9">15919 </text:p>
            <text:section text:style-name="Sect1" text:name="comments-39669406">
              <text:list xml:id="list2717136213" text:style-name="L6">
                <text:list-item>
                  <text:p text:style-name="P16"><text:bookmark text:name="comment-75674989"/><text:span text:style-name="T1">works for me, I started again a new project (same repo) and I wanted to replace it. – </text:span><text:a xlink:type="simple" xlink:href="https://stackoverflow.com/users/7565959/ucotta" text:style-name="Internet_20_link" text:visited-style-name="Visited_20_Internet_20_Link"><text:span text:style-name="T1">ucotta</text:span></text:a><text:span text:style-name="T1"> </text:span><text:a xlink:type="simple" xlink:href="https://stackoverflow.com/questions/28429819/rejected-master-master-fetch-first#comment75674989_39669406" text:style-name="Internet_20_link" text:visited-style-name="Visited_20_Internet_20_Link"><text:span text:style-name="T1">Jun 2 '17 at 18:46</text:span></text:a><text:span text:style-name="T1"> </text:span></text:p>
                </text:list-item>
              </text:list>
            </text:section>
            <text:section text:style-name="Sect1" text:name="comments-link-39669406">
              <text:p text:style-name="P8">add a comment </text:p>
            </text:section>
          </text:section>
          <text:section text:style-name="Sect1" text:name="answer-28431448">
            <text:p text:style-name="P4">up vote 6 down vote </text:p>
            <text:p text:style-name="P6">Try this git command</text:p>
            <text:p text:style-name="P5"><text:span text:style-name="Source_20_Text"><text:span text:style-name="T1">git push origin master --force</text:span></text:span></text:p>
            <text:p text:style-name="Text_20_body"><text:span text:style-name="T1">or short of force </text:span><text:span text:style-name="Source_20_Text"><text:span text:style-name="T1">-f</text:span></text:span></text:p>
            <text:p text:style-name="Text_20_body"><text:span text:style-name="Source_20_Text"><text:span text:style-name="T1">git push origin master -f</text:span></text:span></text:p>
            <text:p text:style-name="P7"><text:bookmark text:name="link-post-28431448"/><text:a xlink:type="simple" xlink:href="https://stackoverflow.com/a/28431448" text:style-name="Internet_20_link" text:visited-style-name="Visited_20_Internet_20_Link"><text:span text:style-name="T1">share</text:span></text:a><text:a xlink:type="simple" xlink:href="https://stackoverflow.com/posts/28431448/edit" text:style-name="Internet_20_link" text:visited-style-name="Visited_20_Internet_20_Link"><text:span text:style-name="T1">improve this answer</text:span></text:a></text:p>
            <text:p text:style-name="P8">answered Feb 10 '15 at 12:15 </text:p>
            <text:p text:style-name="P8">user1865618 </text:p>
            <text:section text:style-name="Sect1" text:name="comments-28431448">
              <text:list xml:id="list3164776725" text:style-name="L7">
                <text:list-item>
                  <text:p text:style-name="P21"><text:bookmark text:name="comment-74137154"/>1 </text:p>
                  <text:p text:style-name="P24"><text:span text:style-name="T1">Thanks @user1865618, git push origin master --force. this command saved my time – </text:span><text:a xlink:type="simple" xlink:href="https://stackoverflow.com/users/5152146/ramesh-r" text:style-name="Internet_20_link" text:visited-style-name="Visited_20_Internet_20_Link"><text:span text:style-name="T1">Ramesh R</text:span></text:a><text:span text:style-name="T1"> </text:span><text:a xlink:type="simple" xlink:href="https://stackoverflow.com/questions/28429819/rejected-master-master-fetch-first#comment74137154_28431448" text:style-name="Internet_20_link" text:visited-style-name="Visited_20_Internet_20_Link"><text:span text:style-name="T1">Apr 21 '17 at 12:25</text:span></text:a><text:span text:style-name="T1"> </text:span></text:p>
                </text:list-item>
                <text:list-item>
                  <text:p text:style-name="P24"><text:bookmark text:name="comment-77005598"/><text:span text:style-name="T1">It's funny to read this, after reading other answers saying: 'Don't do this, unless you know what you're doing'. :-) – </text:span><text:a xlink:type="simple" xlink:href="https://stackoverflow.com/users/1766219/zeth" text:style-name="Internet_20_link" text:visited-style-name="Visited_20_Internet_20_Link"><text:span text:style-name="T1">Zeth</text:span></text:a><text:span text:style-name="T1"> </text:span><text:a xlink:type="simple" xlink:href="https://stackoverflow.com/questions/28429819/rejected-master-master-fetch-first#comment77005598_28431448" text:style-name="Internet_20_link" text:visited-style-name="Visited_20_Internet_20_Link"><text:span text:style-name="T1">Jul 10 '17 at 15:22</text:span></text:a><text:span text:style-name="T1"> </text:span></text:p>
                </text:list-item>
                <text:list-item>
                  <text:p text:style-name="P21"><text:bookmark text:name="comment-80077479"/>1 </text:p>
                  <text:p text:style-name="P24"><text:soft-page-break/><text:span text:style-name="T1">This overrides git push restriction. Not recommended for teamwork. From git push documentation: </text:span><text:span text:style-name="T2">If somebody else built on top of your original history while you are rebasing, the tip of the branch at the remote may advance with her commit, and blindly pushing with --force will</text:span><text:span text:style-name="T1"> </text:span><text:span text:style-name="T3">lose her work</text:span><text:span text:style-name="T1">. – </text:span><text:a xlink:type="simple" xlink:href="https://stackoverflow.com/users/2098832/casey" text:style-name="Internet_20_link" text:visited-style-name="Visited_20_Internet_20_Link"><text:span text:style-name="T1">Casey</text:span></text:a><text:span text:style-name="T1"> </text:span><text:a xlink:type="simple" xlink:href="https://stackoverflow.com/questions/28429819/rejected-master-master-fetch-first#comment80077479_28431448" text:style-name="Internet_20_link" text:visited-style-name="Visited_20_Internet_20_Link"><text:span text:style-name="T1">Oct 4 '17 at 9:57</text:span></text:a><text:span text:style-name="T1"> </text:span></text:p>
                </text:list-item>
                <text:list-item>
                  <text:p text:style-name="P21"><text:bookmark text:name="comment-82156424"/>1 </text:p>
                  <text:p text:style-name="P24"><text:span text:style-name="T1">I logged in just to downvote this terrible advice. – </text:span><text:a xlink:type="simple" xlink:href="https://stackoverflow.com/users/219138/phob" text:style-name="Internet_20_link" text:visited-style-name="Visited_20_Internet_20_Link"><text:span text:style-name="T1">Phob</text:span></text:a><text:span text:style-name="T1"> </text:span><text:a xlink:type="simple" xlink:href="https://stackoverflow.com/questions/28429819/rejected-master-master-fetch-first#comment82156424_28431448" text:style-name="Internet_20_link" text:visited-style-name="Visited_20_Internet_20_Link"><text:span text:style-name="T1">Dec 1 '17 at 18:07</text:span></text:a><text:span text:style-name="T1"> </text:span></text:p>
                </text:list-item>
                <text:list-item>
                  <text:p text:style-name="P17"><text:bookmark text:name="comment-89040556"/><text:span text:style-name="T1">This is why user not exist on SO anymore. – </text:span><text:a xlink:type="simple" xlink:href="https://stackoverflow.com/users/5894421/j4gd33p-51ngh" text:style-name="Internet_20_link" text:visited-style-name="Visited_20_Internet_20_Link"><text:span text:style-name="T1">J4GD33P 51NGH</text:span></text:a><text:span text:style-name="T1"> </text:span><text:a xlink:type="simple" xlink:href="https://stackoverflow.com/questions/28429819/rejected-master-master-fetch-first#comment89040556_28431448" text:style-name="Internet_20_link" text:visited-style-name="Visited_20_Internet_20_Link"><text:span text:style-name="T1">Jun 25 at 12:59</text:span></text:a><text:span text:style-name="T1"> </text:span></text:p>
                </text:list-item>
              </text:list>
            </text:section>
            <text:section text:style-name="Sect1" text:name="comments-link-28431448">
              <text:p text:style-name="P8">add a comment </text:p>
            </text:section>
          </text:section>
          <text:section text:style-name="Sect1" text:name="answer-47000026">
            <text:p text:style-name="P4">up vote 2 down vote </text:p>
            <text:p text:style-name="P6">You can use the following command: First clone a fresh copy of your repo, using the --mirror flag:</text:p>
            <text:p text:style-name="P5"><text:span text:style-name="Source_20_Text"><text:span text:style-name="T1">$ git clone --mirror git://example.com/some-big-repo.git</text:span></text:span></text:p>
            <text:p text:style-name="P6">Then follow the codes accordingly:</text:p>
            <text:p text:style-name="Text_20_body"><text:a xlink:type="simple" xlink:href="https://help.github.com/articles/adding-an-existing-project-to-github-using-the-command-line/" text:style-name="Internet_20_link" text:visited-style-name="Visited_20_Internet_20_Link"><text:span text:style-name="T1">Adding an existing project to GitHub using the command line</text:span></text:a></text:p>
            <text:p text:style-name="P6">Even if that doesn't work, you can simply code: </text:p>
            <text:p text:style-name="P5"><text:span text:style-name="Source_20_Text"><text:span text:style-name="T1">$ git push origin master --force </text:span></text:span></text:p>
            <text:p text:style-name="P6">or</text:p>
            <text:p text:style-name="P5"><text:span text:style-name="Source_20_Text"><text:span text:style-name="T1">$ git push origin master -f</text:span></text:span></text:p>
            <text:p text:style-name="P7"><text:bookmark text:name="link-post-47000026"/><text:a xlink:type="simple" xlink:href="https://stackoverflow.com/a/47000026" text:style-name="Internet_20_link" text:visited-style-name="Visited_20_Internet_20_Link"><text:span text:style-name="T1">share</text:span></text:a><text:a xlink:type="simple" xlink:href="https://stackoverflow.com/posts/47000026/edit" text:style-name="Internet_20_link" text:visited-style-name="Visited_20_Internet_20_Link"><text:span text:style-name="T1">improve this answer</text:span></text:a></text:p>
            <text:p text:style-name="P8">answered Oct 29 '17 at 12:11 </text:p>
            <text:p text:style-name="P8"><draw:a xlink:type="simple" xlink:href="https://stackoverflow.com/users/6792671/tanuj-chakraborty"><draw:frame draw:style-name="fr1" draw:name="Image6" text:anchor-type="as-char" svg:width="0.9cm" svg:height="0.9cm" draw:z-index="6"><draw:image xlink:href="Pictures/1000020100000020000000201079BCA74B07D510.png" xlink:type="simple" xlink:show="embed" xlink:actuate="onLoad" loext:mime-type="image/png"/></draw:frame></draw:a></text:p>
            <text:p text:style-name="P7"><text:a xlink:type="simple" xlink:href="https://stackoverflow.com/users/6792671/tanuj-chakraborty" text:style-name="Internet_20_link" text:visited-style-name="Visited_20_Internet_20_Link"><text:span text:style-name="T1">Tanuj Chakraborty</text:span></text:a><text:span text:style-name="T1"> </text:span></text:p>
            <text:p text:style-name="P9">212 </text:p>
            <text:section text:style-name="Sect1" text:name="comments-link-47000026">
              <text:p text:style-name="P8">add a comment </text:p>
            </text:section>
          </text:section>
          <text:section text:style-name="Sect1" text:name="answer-42057061">
            <text:p text:style-name="P4">up vote 1 down vote </text:p>
            <text:p text:style-name="Text_20_body"><text:span text:style-name="T1">It's likely that someone else (e.g. your colleague) has put commits onto </text:span><text:span text:style-name="Source_20_Text"><text:span text:style-name="T1">origin/master</text:span></text:span><text:span text:style-name="T1"> that aren't in your local </text:span><text:span text:style-name="Source_20_Text"><text:span text:style-name="T1">master</text:span></text:span><text:span text:style-name="T1"> branch, and you are trying to push some commits from your local branch to the server. In 99% of cases, assuming you don't want to erase their work from </text:span><text:span text:style-name="Source_20_Text"><text:span text:style-name="T1">origin</text:span></text:span><text:span text:style-name="T1">, you have two options:</text:span></text:p>
            <text:p text:style-name="Text_20_body"><text:span text:style-name="T1">2) Merge their changes into your local branch, and then push the merged result. </text:span><text:span text:style-name="Source_20_Text"><text:span text:style-name="T1">git checkout master git pull # resolve conflicts here git push</text:span></text:span></text:p>
            <text:p text:style-name="Text_20_body"><text:span text:style-name="T1">(Note that </text:span><text:span text:style-name="Source_20_Text"><text:span text:style-name="T1">git pull</text:span></text:span><text:span text:style-name="T1"> is essentially just a </text:span><text:span text:style-name="Source_20_Text"><text:span text:style-name="T1">git fetch</text:span></text:span><text:span text:style-name="T1"> and a </text:span><text:span text:style-name="Source_20_Text"><text:span text:style-name="T1">git merge</text:span></text:span><text:span text:style-name="T1"> in this case.)</text:span></text:p>
            <text:p text:style-name="Text_20_body"><text:span text:style-name="T1">1) Rebase your local branch, so that it looks like your colleague made their commits first, and then you made your commits. This keeps the commit history nice and linear - and avoids a "merge commit". However, if you have conflicts with your colleague's changes, you may have to resolve those conflicts for each of your commits (rather than just once) in the worst case. Essentially this is nicer for everyone else but more effort for you. </text:span><text:span text:style-name="Source_20_Text"><text:span text:style-name="T1">git pull --rebase # resolve conflicts here git push </text:span></text:span></text:p>
            <text:p text:style-name="Text_20_body"><text:span text:style-name="T1">(Note that </text:span><text:span text:style-name="Source_20_Text"><text:span text:style-name="T1">git pull --rebase</text:span></text:span><text:span text:style-name="T1"> is essentially a </text:span><text:span text:style-name="Source_20_Text"><text:span text:style-name="T1">git fetch</text:span></text:span><text:span text:style-name="T1"> and a </text:span><text:span text:style-name="Source_20_Text"><text:span text:style-name="T1">git rebase origin/master</text:span></text:span><text:span text:style-name="T1">.)</text:span></text:p>
            <text:p text:style-name="P7"><text:bookmark text:name="link-post-42057061"/><text:a xlink:type="simple" xlink:href="https://stackoverflow.com/a/42057061" text:style-name="Internet_20_link" text:visited-style-name="Visited_20_Internet_20_Link"><text:span text:style-name="T1">share</text:span></text:a><text:a xlink:type="simple" xlink:href="https://stackoverflow.com/posts/42057061/edit" text:style-name="Internet_20_link" text:visited-style-name="Visited_20_Internet_20_Link"><text:span text:style-name="T1">improve this answer</text:span></text:a></text:p>
            <text:p text:style-name="P8">answered Feb 5 '17 at 20:42 </text:p>
            <text:p text:style-name="P8"><draw:a xlink:type="simple" xlink:href="https://stackoverflow.com/users/5437033/chrispher"><draw:frame draw:style-name="fr1" draw:name="Image7" text:anchor-type="as-char" svg:width="0.9cm" svg:height="0.9cm" draw:z-index="7"><draw:image xlink:href="Pictures/100002010000002000000020EB1446E362CF514F.png" xlink:type="simple" xlink:show="embed" xlink:actuate="onLoad" loext:mime-type="image/png"/></draw:frame></draw:a></text:p>
            <text:p text:style-name="P7"><text:soft-page-break/><text:a xlink:type="simple" xlink:href="https://stackoverflow.com/users/5437033/chrispher" text:style-name="Internet_20_link" text:visited-style-name="Visited_20_Internet_20_Link"><text:span text:style-name="T1">Chrispher</text:span></text:a><text:span text:style-name="T1"> </text:span></text:p>
            <text:p text:style-name="P9">562 </text:p>
            <text:section text:style-name="Sect1" text:name="comments-link-42057061">
              <text:p text:style-name="P8">add a comment</text:p>
            </text:section>
          </text:section>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7:15:49.346469690</meta:creation-date>
    <meta:generator>LibreOffice/6.0.6.2$Linux_X86_64 LibreOffice_project/00m0$Build-2</meta:generator>
    <dc:date>2018-10-25T00:01:52.859740484</dc:date>
    <meta:editing-duration>PT3H57M47S</meta:editing-duration>
    <meta:editing-cycles>3</meta:editing-cycles>
    <meta:document-statistic meta:table-count="0" meta:image-count="7" meta:object-count="1" meta:page-count="5" meta:paragraph-count="133" meta:word-count="1222" meta:character-count="6614" meta:non-whitespace-character-count="5463"/>
  </office:meta>
</office:document-meta>
</file>